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 ⸝⸝•̀ - •́⸝⸝)</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your eyes sparkled.</text:p>
      <text:p text:style-name="Normal">Your hand was so soft and warm, she felt so sad when you let go.</text:p>
      <text:p text:style-name="Normal">“Yeah, sorry...”</text:p>
      <text:p text:style-name="Normal">“? You don’t need to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
      <text:p text:style-name="P1">•• • ••</text:p>
      <text:p text:style-name="P1">Node 5: What is happiness?</text:p>
      <text:p text:style-name="P1"/>
      <text:p text:style-name="Normal">She’d initially planned on ordering something light, but before she knew it the waitress had put down a platter with milk tea and strawberry shortcake before her. <text:span text:style-name="T1">How could this happen... </text:span>Meanwhile, you were making tiny applauses as the same waitress poured maple syrup over your pancake. The place you’d gone to was a cat café,</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